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officeooo:rsid="0013b939" officeooo:paragraph-rsid="0013b939"/>
    </style:style>
    <style:style style:name="P3" style:family="paragraph" style:parent-style-name="Standard">
      <style:text-properties officeooo:rsid="0015095e" officeooo:paragraph-rsid="0015095e"/>
    </style:style>
    <style:style style:name="T1" style:family="text">
      <style:text-properties officeooo:rsid="0013b939"/>
    </style:style>
    <style:style style:name="T2" style:family="text">
      <style:text-properties officeooo:rsid="001509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hub_PCB-111000<text:span text:style-name="T1">\</text:span>Resources_nano_projects<text:span text:style-name="T1">\</text:span>I2C_Tx_2_integers(PORT_1, PORT_2):<text:tab/></text:p>
      <text:p text:style-name="P1"/>
      <text:p text:style-name="P1"><text:span text:style-name="T1">This uses mode 1 to transfer two unsigned integer numbers </text:span></text:p>
      <text:p text:style-name="P1"/>
      <text:p text:style-name="P2">The mini-OS stored under Github_PCB-111000 is version <text:span text:style-name="T2">12</text:span> and should not be used.</text:p>
      <text:p text:style-name="P2"/>
      <text:p text:style-name="P3">Use version 20 stored under </text:p>
      <text:p text:style-name="P2">ATMEGA_project_work_BKP_30_Sept_2022<text:span text:style-name="T2">\I2C_apps_project_V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4T12:11:01.428000000</dc:date>
    <meta:editing-duration>PT5M15S</meta:editing-duration>
    <meta:editing-cycles>1</meta:editing-cycles>
    <meta:document-statistic meta:table-count="0" meta:image-count="0" meta:object-count="0" meta:page-count="1" meta:paragraph-count="5" meta:word-count="31" meta:character-count="300" meta:non-whitespace-character-count="271"/>
  </office:meta>
</office:document-meta>
</file>